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start" style:justify-single-word="false"/>
      <style:text-properties style:font-name="Times New Roman"/>
    </style:style>
    <style:style style:name="P3" style:family="paragraph" style:parent-style-name="Standard">
      <style:paragraph-properties fo:line-height="150%"/>
    </style:style>
    <style:style style:name="P4" style:family="paragraph" style:parent-style-name="Header">
      <style:text-properties style:text-underline-style="solid" style:text-underline-width="auto" style:text-underline-color="font-color"/>
    </style:style>
    <style:style style:name="P5" style:family="paragraph" style:parent-style-name="Heading_20_2">
      <style:paragraph-properties fo:line-height="150%"/>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Sammendrag:</text:h>
      <text:p text:style-name="P1"/>
      <text:p text:style-name="P1">Dette førsøket var delt i to forskjellige deler. Det første vi skulle gjøre var å se på et førsteordens filter, og det andre delen gikk ut på at vi skulle se på en forsterker.</text:p>
      <text:p text:style-name="P1"/>
      <text:p text:style-name="P1">Hensikten med filteroppgaven var at vi skulle bli kjent med hvordan et filter oppfører seg på ulike frekvenser, og ut i fra det kunne tolke hva slags filter vi jobbet med. For å fastslå hvilken type filter vi jobbet med gjorde vi både matematiske beregninger og praktiske målinger. Ut ifra hvordan AC signalet reagerte dersom vi varierte frekvensen, kunne vi konkludere at vi jobbet med et lavpassfilter med en knekkfrekvens på 160[Hz]. Vi sjekket dette med utregningene vi jobbet med før labratoriearbeid, og sammenlignet variasjoner. Vi så at de målte verdiene stemte godt med de teoretiske verdiene vi kom fram til i forarbeidet. </text:p>
      <text:p text:style-name="P1"/>
      <text:p text:style-name="P1">Deretter så vi på hvordan en BJP transistor kunne brukes som forsterker. Vi brukte en felles-emitter kobling med forspenning som var tilpasset til det AC signalet vi ønsket å forsterke. Ved å forandre på komponenter og oppkobling så vi på hvordan forskjellige forandringer på forsterkerkretsen ga utslag på spenningsforsterknigen. Vi observerte en svært negativ spenningsforsterknig, dette viste seg å være en invertering av det originale signalet. Vi fikk alstå et høyt utgangsignal som var invertert i forhold til inngangsignalet. Vi sammenlignet dette med de utregningene vi hadde gjort på forhånd og så at det stemte. </text:p>
      <text:p text:style-name="P1"/>
      <text:p text:style-name="P1"/>
      <text:p text:style-name="P2"><text:span text:style-name="T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KAKE <text:s text:c="131"/>kAkekek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7T09:16:45.33</meta:creation-date>
    <dc:date>2009-04-20T00:42:23.84</dc:date>
    <meta:editing-duration>PT06H52M29S</meta:editing-duration>
    <meta:editing-cycles>7</meta:editing-cycles>
    <meta:generator>OpenOffice.org/3.0$Win32 OpenOffice.org_project/300m9$Build-9358</meta:generator>
    <dc:creator>Kristian Jerndahl</dc:creator>
    <meta:document-statistic meta:table-count="0" meta:image-count="0" meta:object-count="0" meta:page-count="1" meta:paragraph-count="5" meta:word-count="235" meta:character-count="1585"/>
    <meta:user-defined meta:name="Informasjon 1"/>
    <meta:user-defined meta:name="Informasjon 2"/>
    <meta:user-defined meta:name="Informasjon 3"/>
    <meta:user-defined meta:name="Informasjon 4"/>
  </office:meta>
</office:document-meta>
</file>